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Key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KeyToken.convertToEcmaScriptString( String str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pKeyToken.read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KeyToken.write( Object objec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KeyToken.getToke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KeyToken.MapKeyToken( String 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